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Droid Sans Mono', monospace, monospace, 'Droid Sans Fallback', 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officeooo:paragraph-rsid="00136c53" style:font-style-asian="normal" style:font-style-complex="normal"/>
    </style:style>
    <style:style style:name="P3" style:family="paragraph" style:parent-style-name="Standard">
      <style:text-properties fo:font-size="15pt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officeooo:paragraph-rsid="0014b04b"/>
    </style:style>
    <style:style style:name="P6" style:family="paragraph" style:parent-style-name="Standard">
      <style:text-properties fo:color="#000000" loext:opacity="100%" fo:font-style="italic" style:font-style-asian="italic" style:font-style-complex="italic"/>
    </style:style>
    <style:style style:name="P7" style:family="paragraph" style:parent-style-name="Standard">
      <style:text-properties fo:color="#000000" loext:opacity="100%" fo:font-style="italic" officeooo:paragraph-rsid="0014b04b" style:font-style-asian="italic" style:font-style-complex="italic"/>
    </style:style>
    <style:style style:name="P8" style:family="paragraph" style:parent-style-name="Standard">
      <loext:graphic-properties draw:fill="solid" draw:fill-color="#212121"/>
      <style:paragraph-properties fo:margin-top="0in" fo:margin-bottom="0in" style:contextual-spacing="false" style:line-height-at-least="0.2811in" fo:background-color="#212121"/>
    </style:style>
    <style:style style:name="P9" style:family="paragraph" style:parent-style-name="Standard">
      <loext:graphic-properties draw:fill="solid" draw:fill-color="#212121"/>
      <style:paragraph-properties fo:margin-top="0in" fo:margin-bottom="0in" style:contextual-spacing="false" style:line-height-at-least="0.2811in" fo:background-color="#212121"/>
      <style:text-properties officeooo:paragraph-rsid="00136c5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6c53" style:font-size-asian="16pt" style:font-size-complex="16pt"/>
    </style:style>
    <style:style style:name="T3" style:family="text">
      <style:text-properties fo:color="#eeffff" loext:opacity="100%"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4" style:family="text">
      <style:text-properties fo:color="#89ddff" loext:opacity="100%"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5" style:family="text">
      <style:text-properties fo:color="#f07178" loext:opacity="100%"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6" style:family="text">
      <style:text-properties fo:color="#c792ea" loext:opacity="100%"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7" style:family="text">
      <style:text-properties fo:color="#c3e88d" loext:opacity="100%"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10" style:family="text">
      <style:text-properties style:font-name="Consolas" fo:font-size="15pt" style:font-name-asian="Times New Roman" style:font-size-asian="15pt" style:language-asian="en" style:country-asian="IN" style:font-name-complex="Times New Roman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Apple Website</text:span><text:span text:style-name="T1"> analysis</text:span></text:p>
      <text:p text:style-name="Standard"><text:s/><text:span text:style-name="T11"><text:s/></text:span><text:span text:style-name="T12">&lt;meta</text:span></text:p>
      <text:p text:style-name="P3"><text:s text:c="6"/>name="Description"</text:p>
      <text:p text:style-name="P3"><text:s text:c="6"/>content="Discover the innovative world of Apple and shop everything iPhone, iPad, Apple Watch, Mac, and Apple TV, plus explore accessories, entertainment, and expert device support."</text:p>
      <text:p text:style-name="P3"><text:s text:c="4"/>/&gt;</text:p>
      <text:p text:style-name="P3"><text:s text:c="4"/>&lt;meta property="og:title" content="Apple (India)" /&gt;</text:p>
      <text:p text:style-name="Standard">Meta tags like description are used by search engines in order to search for websites which match the user’s search keyword. Meta tags exist only in head tags.</text:p>
      <text:p text:style-name="Standard"/>
      <text:p text:style-name="P3">&lt;meta charset="UTF-8"&gt;</text:p>
      <text:p text:style-name="P3">&lt;meta name="viewport" content="width=device-width, initial-scale=1.0"&gt;</text:p>
      <text:p text:style-name="Standard">Charset and viewport are used to specify the encoding of the html file and the viewport of the website.</text:p>
      <text:p text:style-name="Standard"/>
      <text:p text:style-name="P1">&lt;svg class="icon"&gt;</text:p>
      <text:p text:style-name="P1">&lt;use xmlns:xlink="http://www.w3.org/1999/xlink" xlink:href="/resources/prod/v1.5.16/i/svg-output/icons.svg#icn-share"&gt;&lt;/use&gt;</text:p>
      <text:p text:style-name="P1">&lt;/svg&gt;</text:p>
      <text:p text:style-name="Standard"/>
      <text:p text:style-name="Standard">SVGs are used to add vector graphics to websites. The use tags can be used to link svg from the internet.</text:p>
      <text:p text:style-name="Standard"/>
      <text:p text:style-name="P3">&lt;fieldset&gt;</text:p>
      <text:p text:style-name="P3"><text:s/>&lt;div class="form-group"&gt;</text:p>
      <text:p text:style-name="P3"><text:s text:c="2"/>&lt;label class="form-group__label" for="given_name"&gt;First name *&lt;/label&gt;</text:p>
      <text:p text:style-name="P3"><text:soft-page-break/><text:s text:c="2"/>&lt;input class="form-group__element" type="text" required name="given_name" id="given_name" pattern="^[A-Za-z-\s]+$" maxlength="50"/&gt;</text:p>
      <text:p text:style-name="P3"><text:s/>&lt;/div&gt;</text:p>
      <text:p text:style-name="P4"><text:span text:style-name="T8"><text:s/>&lt;div class="form-group"&gt;</text:span></text:p>
      <text:p text:style-name="P3"><text:s text:c="2"/>&lt;label class="form-group__label" for="given_name"&gt;First name *&lt;/label&gt;</text:p>
      <text:p text:style-name="P3"><text:s text:c="2"/>&lt;input class="form-group__element" type="text" required name="given_name" id="given_name" pattern="^[A-Za-z-\s]+$" maxlength="50"/&gt;</text:p>
      <text:p text:style-name="P3"><text:s/>&lt;/div&gt;</text:p>
      <text:p text:style-name="P3">&lt;/fieldset&gt;</text:p>
      <text:p text:style-name="P2">Fieldsets are used to group together input fields that are of same group. Eg: first name,last name</text:p>
      <text:p text:style-name="Standard"><text:span text:style-name="T4"/></text:p>
      <text:p text:style-name="Standard"><text:span text:style-name="T4"/></text:p>
      <text:p text:style-name="Standard"><text:span text:style-name="T8">&lt;nav class="mobile-sub-menu js-global-navigation-quicklinks" data-widget="scroll-boundary" data-active-class="is-fixed"&gt;</text:span></text:p>
      <text:p text:style-name="Standard">Nav tags are semantic tags which give specific meaning to a group of links and are used by accessibility features such as screen reading</text:p>
      <text:p text:style-name="Standard"/>
      <text:p text:style-name="P6"><text:span text:style-name="T9">&lt;picture class="js-lazy-picture lazy-load content hero-hub__item-picture"&gt;</text:span></text:p>
      <text:p text:style-name="P6"><text:span text:style-name="T9">&lt;source srcset="" data-image-src=”https://resources.pulse.icc-cricket.com/photo-resources/2021/10/24/0caa3eca-5daa-4af0-a646”&gt;</text:span></text:p>
      <text:p text:style-name="P6"><text:span text:style-name="T9">&lt;/picture&gt;</text:span></text:p>
      <text:p text:style-name="Standard"/>
      <text:p text:style-name="P5">Picture tags are used to render different images for different screen sizes. Multiple source tags are used inside picture tags each source tag is for each screen size.</text:p>
      <text:p text:style-name="P5"><text:span text:style-name="T3"/></text:p>
      <text:p text:style-name="P7"><text:soft-page-break/><text:span text:style-name="T9">&lt;time class="match-list-carousel__match--time"&gt;18:00 &lt;span class="timezone"&gt;(LOCAL)&lt;/span&gt;&lt;/time&gt;</text:span></text:p>
      <text:p text:style-name="Standard"/>
      <text:p text:style-name="Standard">Used to render a machine readable time. i.e the time can be distinguished by web crawlers and search engines.</text:p>
      <text:p text:style-name="Standard"/>
      <text:p text:style-name="P8"><text:span text:style-name="T3"> </text:span><text:span text:style-name="T4">&lt;</text:span><text:span text:style-name="T5">figure</text:span><text:span text:style-name="T4"> </text:span><text:span text:style-name="T6">class</text:span><text:span text:style-name="T4">="</text:span><text:span text:style-name="T7">thumbnail__container</text:span><text:span text:style-name="T4">"&gt;</text:span></text:p>
      <text:p text:style-name="P8"><text:span text:style-name="T3">    </text:span></text:p>
      <text:p text:style-name="P8"><text:span text:style-name="T3">   <text:tab/></text:span><text:span text:style-name="T4">&lt;</text:span><text:span text:style-name="T5">picture</text:span><text:span text:style-name="T4"> </text:span><text:span text:style-name="T6">class</text:span><text:span text:style-name="T4">="</text:span><text:span text:style-name="T7">js-lazy-picture lazy-load thumbnail__picture</text:span><text:span text:style-name="T4">"&gt;</text:span></text:p>
      <text:p text:style-name="P8"><text:span text:style-name="T3">    </text:span></text:p>
      <text:p text:style-name="P8"><text:span text:style-name="T3">                </text:span><text:span text:style-name="T4">&lt;</text:span><text:span text:style-name="T5">source</text:span><text:span text:style-name="T4"> </text:span><text:span text:style-name="T6">srcset</text:span><text:span text:style-name="T4">="" </text:span><text:span text:style-name="T6">data-image-src</text:span><text:span text:style-name="T4">="</text:span><text:span text:style-name="T7">https://resources.pulse.icc-cricket.com/photo- ae38--</text:span><text:span text:style-name="T4">"&gt;</text:span></text:p>
      <text:p text:style-name="P8"><text:span text:style-name="T3">    </text:span></text:p>
      <text:p text:style-name="P8"><text:span text:style-name="T3">                </text:span><text:span text:style-name="T4">&lt;</text:span><text:span text:style-name="T5">source</text:span><text:span text:style-name="T4"> </text:span><text:span text:style-name="T6">srcset</text:span><text:span text:style-name="T4">="" </text:span><text:span text:style-name="T6">data-image-src</text:span><text:span text:style-name="T4">="</text:span><text:span text:style-name="T7">https://resources.pulse.icc-cricket.com/photo-</text:span><text:span text:style-name="T4"> " &gt;</text:span></text:p>
      <text:p text:style-name="P8"><text:span text:style-name="T3">    </text:span></text:p>
      <text:p text:style-name="P8"><text:span text:style-name="T3">        </text:span><text:span text:style-name="T4">&lt;/</text:span><text:span text:style-name="T5">picture</text:span><text:span text:style-name="T4">&gt;</text:span></text:p>
      <text:p text:style-name="P8"><text:span text:style-name="T3">    </text:span></text:p>
      <text:p text:style-name="P8"><text:span text:style-name="T3">    </text:span></text:p>
      <text:p text:style-name="P8"><text:span text:style-name="T3">            </text:span><text:span text:style-name="T4">&lt;</text:span><text:span text:style-name="T5">figcaption</text:span><text:span text:style-name="T4"> </text:span><text:span text:style-name="T6">class</text:span><text:span text:style-name="T4">="</text:span><text:span text:style-name="T7">thumbnail__caption</text:span><text:span text:style-name="T4">"&gt;</text:span></text:p>
      <text:p text:style-name="P8"><text:span text:style-name="T3">                </text:span><text:span text:style-name="T4">&lt;</text:span><text:span text:style-name="T5">h5</text:span><text:span text:style-name="T4"> </text:span><text:span text:style-name="T6">class</text:span><text:span text:style-name="T4">="</text:span><text:span text:style-name="T7">thumbnail__title</text:span><text:span text:style-name="T4">"&gt;</text:span><text:span text:style-name="T3">What makes new ball weapon Shaheen Afridi so valuable...</text:span><text:span text:style-name="T4">&lt;/</text:span><text:span text:style-name="T5">h5</text:span><text:span text:style-name="T4">&gt;</text:span></text:p>
      <text:p text:style-name="P8"><text:span text:style-name="T3">            </text:span><text:span text:style-name="T4">&lt;/</text:span><text:span text:style-name="T5">figcaption</text:span><text:span text:style-name="T4">&gt;</text:span></text:p>
      <text:p text:style-name="P8"><text:span text:style-name="T3">        </text:span><text:span text:style-name="T4">&lt;/</text:span><text:span text:style-name="T5">figure</text:span><text:span text:style-name="T4">&gt;</text:span></text:p>
      <text:p text:style-name="Standard"/>
      <text:p text:style-name="Standard">Figure tags are used to render images which are self-contained and doesn’t relate to other images. Figcaptions are used to provide caption to these images. Images can be rendered using image or picture tag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Droid Sans Mono', monospace, monospace, 'Droid Sans Fallback', 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ityan Murali</meta:initial-creator>
    <meta:editing-cycles>2</meta:editing-cycles>
    <meta:creation-date>2021-10-25T05:22:00</meta:creation-date>
    <dc:date>2021-10-25T13:10:04.874694887</dc:date>
    <meta:editing-duration>PT1H59M48S</meta:editing-duration>
    <meta:generator>LibreOffice/7.1.6.2$Linux_X86_64 LibreOffice_project/10$Build-2</meta:generator>
    <meta:document-statistic meta:table-count="0" meta:image-count="0" meta:object-count="0" meta:page-count="3" meta:paragraph-count="49" meta:word-count="322" meta:character-count="3099" meta:non-whitespace-character-count="2671"/>
    <meta:user-defined meta:name="AppVersion">16.0000</meta:user-defined>
    <meta:template xlink:type="simple" xlink:actuate="onRequest" xlink:title="Normal" xlink:href=""/>
  </office:meta>
</office:document-meta>
</file>